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4.166cm"/>
    </style:style>
    <style:style style:name="co8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ficos" table:style-name="ta1">
        <table:shapes>
          <draw:frame draw:z-index="0" draw:style-name="gr1" draw:text-style-name="P1" svg:width="16.014cm" svg:height="9.004cm" svg:x="0.302cm" svg:y="1.034cm">
            <draw:object draw:notify-on-update-of-ranges="Dados.A2:Dados.A4 Dados.B1:Dados.B1 Dados.B2:Dados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926cm" svg:height="11.474cm" svg:x="0.11cm" svg:y="10.971cm">
            <draw:object draw:notify-on-update-of-ranges="Dados.A7:Dados.A9 Dados.B6:Dados.B6 Dados.B7:Dados.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utor:</text:p>
          </table:table-cell>
          <table:table-cell office:value-type="string" calcext:value-type="string">
            <text:p>Gabriel Pucci Bizio</text:p>
          </table:table-cell>
          <table:table-cell office:value-type="string" calcext:value-type="string">
            <text:p>GRR20211751</text:p>
          </table:table-cell>
          <table:table-cell/>
        </table:table-row>
      </table:table>
      <table:table table:name="Dado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xperiencia</text:p>
          </table:table-cell>
          <table:table-cell office:value-type="string" calcext:value-type="string">
            <text:p>Tempo (s)</text:p>
          </table:table-cell>
          <table:table-cell/>
        </table:table-row>
        <table:table-row table:style-name="ro1">
          <table:table-cell office:value-type="string" calcext:value-type="string">
            <text:p>1 processo 1 host</text:p>
          </table:table-cell>
          <table:table-cell office:value-type="float" office:value="222.513" calcext:value-type="float">
            <text:p>222,513</text:p>
          </table:table-cell>
          <table:table-cell/>
        </table:table-row>
        <table:table-row table:style-name="ro1">
          <table:table-cell office:value-type="string" calcext:value-type="string">
            <text:p>8 processos 1 host</text:p>
          </table:table-cell>
          <table:table-cell office:value-type="float" office:value="116.528" calcext:value-type="float">
            <text:p>116,528</text:p>
          </table:table-cell>
          <table:table-cell/>
        </table:table-row>
        <table:table-row table:style-name="ro1">
          <table:table-cell office:value-type="string" calcext:value-type="string">
            <text:p>8 processos 4 hosts</text:p>
          </table:table-cell>
          <table:table-cell office:value-type="float" office:value="96.5279" calcext:value-type="float">
            <text:p>96,527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periencia</text:p>
          </table:table-cell>
          <table:table-cell office:value-type="string" calcext:value-type="string">
            <text:p>Speedup</text:p>
          </table:table-cell>
          <table:table-cell/>
        </table:table-row>
        <table:table-row table:style-name="ro1">
          <table:table-cell office:value-type="string" calcext:value-type="string">
            <text:p>1 processo 1 hos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 processos 1 host</text:p>
          </table:table-cell>
          <table:table-cell office:value-type="float" office:value="1.90952" calcext:value-type="float">
            <text:p>1,90952</text:p>
          </table:table-cell>
          <table:table-cell/>
        </table:table-row>
        <table:table-row table:style-name="ro1">
          <table:table-cell office:value-type="string" calcext:value-type="string">
            <text:p>8 processos 4 hosts</text:p>
          </table:table-cell>
          <table:table-cell office:value-type="float" office:value="2.30517" calcext:value-type="float">
            <text:p>2,305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0T18:04:27.380937372</meta:creation-date>
    <dc:date>2025-11-10T22:00:44.766013599</dc:date>
    <meta:editing-duration>PT1H9M18S</meta:editing-duration>
    <meta:editing-cycles>8</meta:editing-cycles>
    <meta:generator>LibreOffice/7.4.7.2$Linux_X86_64 LibreOffice_project/40$Build-2</meta:generator>
    <meta:document-statistic meta:table-count="2" meta:cell-count="19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5cm" svg:height="9.005cm" xlink:href=".." xlink:type="simple" chart:class="chart:bar" chart:style-name="ch1">
        <chart:title svg:x="5.345cm" svg:y="0.37cm" chart:style-name="ch2">
          <text:p>K-Nearest-Neighbors MPI</text:p>
        </chart:title>
        <chart:subtitle svg:x="2.632cm" svg:y="1.275cm" chart:style-name="ch3">
          <text:p>Diferentes niveis de multithreading (total para 10 execuçoões)</text:p>
        </chart:subtitle>
        <chart:legend chart:legend-position="end" svg:x="13.699cm" svg:y="4.203cm" style:legend-expansion="high" chart:style-name="ch4"/>
        <chart:plot-area chart:style-name="ch5" table:cell-range-address="Dados.A1:Dados.B4" chart:data-source-has-labels="both" svg:x="0.32cm" svg:y="2.138cm" svg:width="13.059cm" svg:height="6.687cm">
          <chart:coordinate-region svg:x="1.127cm" svg:y="2.337cm" svg:width="12.252cm" svg:height="5.841cm"/>
          <chart:axis chart:dimension="x" chart:name="primary-x" chart:style-name="ch6" chartooo:axis-type="auto">
            <chartooo:date-scale/>
            <chart:categories table:cell-range-address="Dados.A2:Dados.A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ados.B2:Dados.B4" chart:label-cell-address="Dados.B1:Dados.B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(s)</text:p>
                <draw:g>
                  <svg:desc>Dados.B1:Dad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processo 1 host</text:p>
                <draw:g>
                  <svg:desc>Dados.A2:Dados.A4</svg:desc>
                </draw:g>
              </table:table-cell>
              <table:table-cell office:value-type="float" office:value="222.513">
                <text:p>222.513</text:p>
                <draw:g>
                  <svg:desc>Dados.B2:Dados.B4</svg:desc>
                </draw:g>
              </table:table-cell>
            </table:table-row>
            <table:table-row>
              <table:table-cell office:value-type="string">
                <text:p>8 processos 1 host</text:p>
              </table:table-cell>
              <table:table-cell office:value-type="float" office:value="116.528">
                <text:p>116.528</text:p>
              </table:table-cell>
            </table:table-row>
            <table:table-row>
              <table:table-cell office:value-type="string">
                <text:p>8 processos 4 hosts</text:p>
              </table:table-cell>
              <table:table-cell office:value-type="float" office:value="96.5279">
                <text:p>96.5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3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927cm" svg:height="11.475cm" xlink:href=".." xlink:type="simple" chart:class="chart:bar" chart:style-name="ch1">
        <chart:title svg:x="7.906cm" svg:y="0.365cm" chart:style-name="ch2">
          <text:p>Ganhos de Paralelização</text:p>
        </chart:title>
        <chart:subtitle svg:x="6.437cm" svg:y="1.373cm" chart:style-name="ch3">
          <text:p>Acelereção em Relação a 1 processo em MPI</text:p>
        </chart:subtitle>
        <chart:plot-area chart:style-name="ch4" table:cell-range-address="Dados.A6:Dados.B9" chart:data-source-has-labels="both" svg:x="1.175cm" svg:y="2.353cm" svg:width="17.252cm" svg:height="7.992cm">
          <chart:coordinate-region svg:x="4.548cm" svg:y="2.353cm" svg:width="13.785cm" svg:height="7.345cm"/>
          <chart:axis chart:dimension="x" chart:name="primary-x" chart:style-name="ch5" chartooo:axis-type="auto">
            <chartooo:date-scale/>
            <chart:categories table:cell-range-address="Dados.A7:Dados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dos.B7:Dados.B9" chart:label-cell-address="Dados.B6:Dados.B6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Dados.B6:Dados.B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processo 1 host</text:p>
                <draw:g>
                  <svg:desc>Dados.A7:Dados.A9</svg:desc>
                </draw:g>
              </table:table-cell>
              <table:table-cell office:value-type="float" office:value="1">
                <text:p>1</text:p>
                <draw:g>
                  <svg:desc>Dados.B7:Dados.B9</svg:desc>
                </draw:g>
              </table:table-cell>
            </table:table-row>
            <table:table-row>
              <table:table-cell office:value-type="string">
                <text:p>8 processos 1 host</text:p>
              </table:table-cell>
              <table:table-cell office:value-type="float" office:value="1.90952">
                <text:p>1.90952</text:p>
              </table:table-cell>
            </table:table-row>
            <table:table-row>
              <table:table-cell office:value-type="string">
                <text:p>8 processos 4 hosts</text:p>
              </table:table-cell>
              <table:table-cell office:value-type="float" office:value="2.30517">
                <text:p>2.305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